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Target D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3" table:style-name="Default" office:value-type="float" office:value="1.15" calcext:value-type="float">
            <text:p>1,15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formula="of:= [.C$1] * [.$A4] ^[.C$2]" office:value-type="float" office:value="1.80250092522166" calcext:value-type="float">
            <text:p>1,803</text:p>
          </table:table-cell>
          <table:table-cell table:formula="of:= [.D$1] * [.$A4] ^[.D$2]" office:value-type="float" office:value="3.15437661913791" calcext:value-type="float">
            <text:p>3,154</text:p>
          </table:table-cell>
          <table:table-cell table:formula="of:= [.E$1] * [.$A4] ^[.E$2]" office:value-type="float" office:value="3.37968923479061" calcext:value-type="float">
            <text:p>3,38</text:p>
          </table:table-cell>
          <table:table-cell table:formula="of:= [.F$1] * [.$A4] ^[.F$2]" office:value-type="float" office:value="0" calcext:value-type="float">
            <text:p>0</text:p>
          </table:table-cell>
          <table:table-cell table:formula="of:= [.G$1] * [.$A4] ^[.G$2]" office:value-type="float" office:value="0" calcext:value-type="float">
            <text:p>0</text:p>
          </table:table-cell>
          <table:table-cell table:formula="of:= [.H$1] * [.$A4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formula="of:= [.C$1] * [.$A5] ^[.C$2]" office:value-type="float" office:value="2.0113010681492" calcext:value-type="float">
            <text:p>2,011</text:p>
          </table:table-cell>
          <table:table-cell table:formula="of:= [.D$1] * [.$A5] ^[.D$2]" office:value-type="float" office:value="3.51977686926109" calcext:value-type="float">
            <text:p>3,52</text:p>
          </table:table-cell>
          <table:table-cell table:formula="of:= [.E$1] * [.$A5] ^[.E$2]" office:value-type="float" office:value="3.77118950277974" calcext:value-type="float">
            <text:p>3,771</text:p>
          </table:table-cell>
          <table:table-cell table:formula="of:= [.F$1] * [.$A5] ^[.F$2]" office:value-type="float" office:value="0" calcext:value-type="float">
            <text:p>0</text:p>
          </table:table-cell>
          <table:table-cell table:formula="of:= [.G$1] * [.$A5] ^[.G$2]" office:value-type="float" office:value="0" calcext:value-type="float">
            <text:p>0</text:p>
          </table:table-cell>
          <table:table-cell table:formula="of:= [.H$1] * [.$A5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formula="of:= [.C$1] * [.$A6] ^[.C$2]" office:value-type="float" office:value="2.22297167650827" calcext:value-type="float">
            <text:p>2,223</text:p>
          </table:table-cell>
          <table:table-cell table:formula="of:= [.D$1] * [.$A6] ^[.D$2]" office:value-type="float" office:value="3.89020043388947" calcext:value-type="float">
            <text:p>3,89</text:p>
          </table:table-cell>
          <table:table-cell table:formula="of:= [.E$1] * [.$A6] ^[.E$2]" office:value-type="float" office:value="4.16807189345301" calcext:value-type="float">
            <text:p>4,168</text:p>
          </table:table-cell>
          <table:table-cell table:formula="of:= [.F$1] * [.$A6] ^[.F$2]" office:value-type="float" office:value="0" calcext:value-type="float">
            <text:p>0</text:p>
          </table:table-cell>
          <table:table-cell table:formula="of:= [.G$1] * [.$A6] ^[.G$2]" office:value-type="float" office:value="0" calcext:value-type="float">
            <text:p>0</text:p>
          </table:table-cell>
          <table:table-cell table:formula="of:= [.H$1] * [.$A6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formula="of:= [.C$1] * [.$A7] ^[.C$2]" office:value-type="float" office:value="2.43730764916643" calcext:value-type="float">
            <text:p>2,437</text:p>
          </table:table-cell>
          <table:table-cell table:formula="of:= [.D$1] * [.$A7] ^[.D$2]" office:value-type="float" office:value="4.26528838604126" calcext:value-type="float">
            <text:p>4,265</text:p>
          </table:table-cell>
          <table:table-cell table:formula="of:= [.E$1] * [.$A7] ^[.E$2]" office:value-type="float" office:value="4.56995184218706" calcext:value-type="float">
            <text:p>4,57</text:p>
          </table:table-cell>
          <table:table-cell table:formula="of:= [.F$1] * [.$A7] ^[.F$2]" office:value-type="float" office:value="0" calcext:value-type="float">
            <text:p>0</text:p>
          </table:table-cell>
          <table:table-cell table:formula="of:= [.G$1] * [.$A7] ^[.G$2]" office:value-type="float" office:value="0" calcext:value-type="float">
            <text:p>0</text:p>
          </table:table-cell>
          <table:table-cell table:formula="of:= [.H$1] * [.$A7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formula="of:= [.C$1] * [.$A8] ^[.C$2]" office:value-type="float" office:value="2.65413333946104" calcext:value-type="float">
            <text:p>2,654</text:p>
          </table:table-cell>
          <table:table-cell table:formula="of:= [.D$1] * [.$A8] ^[.D$2]" office:value-type="float" office:value="4.64473334405682" calcext:value-type="float">
            <text:p>4,645</text:p>
          </table:table-cell>
          <table:table-cell table:formula="of:= [.E$1] * [.$A8] ^[.E$2]" office:value-type="float" office:value="4.97650001148945" calcext:value-type="float">
            <text:p>4,977</text:p>
          </table:table-cell>
          <table:table-cell table:formula="of:= [.F$1] * [.$A8] ^[.F$2]" office:value-type="float" office:value="0" calcext:value-type="float">
            <text:p>0</text:p>
          </table:table-cell>
          <table:table-cell table:formula="of:= [.G$1] * [.$A8] ^[.G$2]" office:value-type="float" office:value="0" calcext:value-type="float">
            <text:p>0</text:p>
          </table:table-cell>
          <table:table-cell table:formula="of:= [.H$1] * [.$A8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formula="of:= [.C$1] * [.$A9] ^[.C$2]" office:value-type="float" office:value="2.87329650258751" calcext:value-type="float">
            <text:p>2,873</text:p>
          </table:table-cell>
          <table:table-cell table:formula="of:= [.D$1] * [.$A9] ^[.D$2]" office:value-type="float" office:value="5.02826887952814" calcext:value-type="float">
            <text:p>5,028</text:p>
          </table:table-cell>
          <table:table-cell table:formula="of:= [.E$1] * [.$A9] ^[.E$2]" office:value-type="float" office:value="5.38743094235158" calcext:value-type="float">
            <text:p>5,387</text:p>
          </table:table-cell>
          <table:table-cell table:formula="of:= [.F$1] * [.$A9] ^[.F$2]" office:value-type="float" office:value="0" calcext:value-type="float">
            <text:p>0</text:p>
          </table:table-cell>
          <table:table-cell table:formula="of:= [.G$1] * [.$A9] ^[.G$2]" office:value-type="float" office:value="0" calcext:value-type="float">
            <text:p>0</text:p>
          </table:table-cell>
          <table:table-cell table:formula="of:= [.H$1] * [.$A9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formula="of:= [.C$1] * [.$A10] ^[.C$2]" office:value-type="float" office:value="3.09466381141856" calcext:value-type="float">
            <text:p>3,095</text:p>
          </table:table-cell>
          <table:table-cell table:formula="of:= [.D$1] * [.$A10] ^[.D$2]" office:value-type="float" office:value="5.41566166998248" calcext:value-type="float">
            <text:p>5,416</text:p>
          </table:table-cell>
          <table:table-cell table:formula="of:= [.E$1] * [.$A10] ^[.E$2]" office:value-type="float" office:value="5.8024946464098" calcext:value-type="float">
            <text:p>5,802</text:p>
          </table:table-cell>
          <table:table-cell table:formula="of:= [.F$1] * [.$A10] ^[.F$2]" office:value-type="float" office:value="0" calcext:value-type="float">
            <text:p>0</text:p>
          </table:table-cell>
          <table:table-cell table:formula="of:= [.G$1] * [.$A10] ^[.G$2]" office:value-type="float" office:value="0" calcext:value-type="float">
            <text:p>0</text:p>
          </table:table-cell>
          <table:table-cell table:formula="of:= [.H$1] * [.$A10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formula="of:= [.C$1] * [.$A11] ^[.C$2]" office:value-type="float" office:value="3.31811746070314" calcext:value-type="float">
            <text:p>3,318</text:p>
          </table:table-cell>
          <table:table-cell table:formula="of:= [.D$1] * [.$A11] ^[.D$2]" office:value-type="float" office:value="5.8067055562305" calcext:value-type="float">
            <text:p>5,807</text:p>
          </table:table-cell>
          <table:table-cell table:formula="of:= [.E$1] * [.$A11] ^[.E$2]" office:value-type="float" office:value="6.22147023881839" calcext:value-type="float">
            <text:p>6,221</text:p>
          </table:table-cell>
          <table:table-cell table:formula="of:= [.F$1] * [.$A11] ^[.F$2]" office:value-type="float" office:value="0" calcext:value-type="float">
            <text:p>0</text:p>
          </table:table-cell>
          <table:table-cell table:formula="of:= [.G$1] * [.$A11] ^[.G$2]" office:value-type="float" office:value="0" calcext:value-type="float">
            <text:p>0</text:p>
          </table:table-cell>
          <table:table-cell table:formula="of:= [.H$1] * [.$A11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formula="of:= [.C$1] * [.$A12] ^[.C$2]" office:value-type="float" office:value="3.54355254640263" calcext:value-type="float">
            <text:p>3,544</text:p>
          </table:table-cell>
          <table:table-cell table:formula="of:= [.D$1] * [.$A12] ^[.D$2]" office:value-type="float" office:value="6.2012169562046" calcext:value-type="float">
            <text:p>6,201</text:p>
          </table:table-cell>
          <table:table-cell table:formula="of:= [.E$1] * [.$A12] ^[.E$2]" office:value-type="float" office:value="6.64416102450492" calcext:value-type="float">
            <text:p>6,644</text:p>
          </table:table-cell>
          <table:table-cell table:formula="of:= [.F$1] * [.$A12] ^[.F$2]" office:value-type="float" office:value="0" calcext:value-type="float">
            <text:p>0</text:p>
          </table:table-cell>
          <table:table-cell table:formula="of:= [.G$1] * [.$A12] ^[.G$2]" office:value-type="float" office:value="0" calcext:value-type="float">
            <text:p>0</text:p>
          </table:table-cell>
          <table:table-cell table:formula="of:= [.H$1] * [.$A12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formula="of:= [.C$1] * [.$A13] ^[.C$2]" office:value-type="float" office:value="3.77087500962917" calcext:value-type="float">
            <text:p>3,771</text:p>
          </table:table-cell>
          <table:table-cell table:formula="of:= [.D$1] * [.$A13] ^[.D$2]" office:value-type="float" office:value="6.59903126685105" calcext:value-type="float">
            <text:p>6,599</text:p>
          </table:table-cell>
          <table:table-cell table:formula="of:= [.E$1] * [.$A13] ^[.E$2]" office:value-type="float" office:value="7.07039064305469" calcext:value-type="float">
            <text:p>7,07</text:p>
          </table:table-cell>
          <table:table-cell table:formula="of:= [.F$1] * [.$A13] ^[.F$2]" office:value-type="float" office:value="0" calcext:value-type="float">
            <text:p>0</text:p>
          </table:table-cell>
          <table:table-cell table:formula="of:= [.G$1] * [.$A13] ^[.G$2]" office:value-type="float" office:value="0" calcext:value-type="float">
            <text:p>0</text:p>
          </table:table-cell>
          <table:table-cell table:formula="of:= [.H$1] * [.$A13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 [.C$1] * [.$A14] ^[.C$2]" office:value-type="float" office:value="4" calcext:value-type="float">
            <text:p>4</text:p>
          </table:table-cell>
          <table:table-cell table:formula="of:= [.D$1] * [.$A14] ^[.D$2]" office:value-type="float" office:value="7" calcext:value-type="float">
            <text:p>7</text:p>
          </table:table-cell>
          <table:table-cell table:formula="of:= [.E$1] * [.$A14] ^[.E$2]" office:value-type="float" office:value="7.5" calcext:value-type="float">
            <text:p>7,5</text:p>
          </table:table-cell>
          <table:table-cell table:formula="of:= [.F$1] * [.$A14] ^[.F$2]" office:value-type="float" office:value="0" calcext:value-type="float">
            <text:p>0</text:p>
          </table:table-cell>
          <table:table-cell table:formula="of:= [.G$1] * [.$A14] ^[.G$2]" office:value-type="float" office:value="0" calcext:value-type="float">
            <text:p>0</text:p>
          </table:table-cell>
          <table:table-cell table:formula="of:= [.H$1] * [.$A14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formula="of:= [.C$1] * [.$A15] ^[.C$2]" office:value-type="float" office:value="4.2308505560054" calcext:value-type="float">
            <text:p>4,231</text:p>
          </table:table-cell>
          <table:table-cell table:formula="of:= [.D$1] * [.$A15] ^[.D$2]" office:value-type="float" office:value="7.40398847300946" calcext:value-type="float">
            <text:p>7,404</text:p>
          </table:table-cell>
          <table:table-cell table:formula="of:= [.E$1] * [.$A15] ^[.E$2]" office:value-type="float" office:value="7.93284479251013" calcext:value-type="float">
            <text:p>7,933</text:p>
          </table:table-cell>
          <table:table-cell table:formula="of:= [.F$1] * [.$A15] ^[.F$2]" office:value-type="float" office:value="0" calcext:value-type="float">
            <text:p>0</text:p>
          </table:table-cell>
          <table:table-cell table:formula="of:= [.G$1] * [.$A15] ^[.G$2]" office:value-type="float" office:value="0" calcext:value-type="float">
            <text:p>0</text:p>
          </table:table-cell>
          <table:table-cell table:formula="of:= [.H$1] * [.$A15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formula="of:= [.C$1] * [.$A16] ^[.C$2]" office:value-type="float" office:value="4.46335652871159" calcext:value-type="float">
            <text:p>4,463</text:p>
          </table:table-cell>
          <table:table-cell table:formula="of:= [.D$1] * [.$A16] ^[.D$2]" office:value-type="float" office:value="7.81087392524529" calcext:value-type="float">
            <text:p>7,811</text:p>
          </table:table-cell>
          <table:table-cell table:formula="of:= [.E$1] * [.$A16] ^[.E$2]" office:value-type="float" office:value="8.36879349133424" calcext:value-type="float">
            <text:p>8,369</text:p>
          </table:table-cell>
          <table:table-cell table:formula="of:= [.F$1] * [.$A16] ^[.F$2]" office:value-type="float" office:value="0" calcext:value-type="float">
            <text:p>0</text:p>
          </table:table-cell>
          <table:table-cell table:formula="of:= [.G$1] * [.$A16] ^[.G$2]" office:value-type="float" office:value="0" calcext:value-type="float">
            <text:p>0</text:p>
          </table:table-cell>
          <table:table-cell table:formula="of:= [.H$1] * [.$A16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formula="of:= [.C$1] * [.$A17] ^[.C$2]" office:value-type="float" office:value="4.69745369483731" calcext:value-type="float">
            <text:p>4,697</text:p>
          </table:table-cell>
          <table:table-cell table:formula="of:= [.D$1] * [.$A17] ^[.D$2]" office:value-type="float" office:value="8.22054396596529" calcext:value-type="float">
            <text:p>8,221</text:p>
          </table:table-cell>
          <table:table-cell table:formula="of:= [.E$1] * [.$A17] ^[.E$2]" office:value-type="float" office:value="8.80772567781995" calcext:value-type="float">
            <text:p>8,808</text:p>
          </table:table-cell>
          <table:table-cell table:formula="of:= [.F$1] * [.$A17] ^[.F$2]" office:value-type="float" office:value="0" calcext:value-type="float">
            <text:p>0</text:p>
          </table:table-cell>
          <table:table-cell table:formula="of:= [.G$1] * [.$A17] ^[.G$2]" office:value-type="float" office:value="0" calcext:value-type="float">
            <text:p>0</text:p>
          </table:table-cell>
          <table:table-cell table:formula="of:= [.H$1] * [.$A17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formula="of:= [.C$1] * [.$A18] ^[.C$2]" office:value-type="float" office:value="4.93308301905011" calcext:value-type="float">
            <text:p>4,933</text:p>
          </table:table-cell>
          <table:table-cell table:formula="of:= [.D$1] * [.$A18] ^[.D$2]" office:value-type="float" office:value="8.63289528333769" calcext:value-type="float">
            <text:p>8,633</text:p>
          </table:table-cell>
          <table:table-cell table:formula="of:= [.E$1] * [.$A18] ^[.E$2]" office:value-type="float" office:value="9.24953066071895" calcext:value-type="float">
            <text:p>9,25</text:p>
          </table:table-cell>
          <table:table-cell table:formula="of:= [.F$1] * [.$A18] ^[.F$2]" office:value-type="float" office:value="0" calcext:value-type="float">
            <text:p>0</text:p>
          </table:table-cell>
          <table:table-cell table:formula="of:= [.G$1] * [.$A18] ^[.G$2]" office:value-type="float" office:value="0" calcext:value-type="float">
            <text:p>0</text:p>
          </table:table-cell>
          <table:table-cell table:formula="of:= [.H$1] * [.$A18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formula="of:= [.C$1] * [.$A19] ^[.C$2]" office:value-type="float" office:value="5.17019003517083" calcext:value-type="float">
            <text:p>5,17</text:p>
          </table:table-cell>
          <table:table-cell table:formula="of:= [.D$1] * [.$A19] ^[.D$2]" office:value-type="float" office:value="9.04783256154894" calcext:value-type="float">
            <text:p>9,048</text:p>
          </table:table-cell>
          <table:table-cell table:formula="of:= [.E$1] * [.$A19] ^[.E$2]" office:value-type="float" office:value="9.6941063159453" calcext:value-type="float">
            <text:p>9,694</text:p>
          </table:table-cell>
          <table:table-cell table:formula="of:= [.F$1] * [.$A19] ^[.F$2]" office:value-type="float" office:value="0" calcext:value-type="float">
            <text:p>0</text:p>
          </table:table-cell>
          <table:table-cell table:formula="of:= [.G$1] * [.$A19] ^[.G$2]" office:value-type="float" office:value="0" calcext:value-type="float">
            <text:p>0</text:p>
          </table:table-cell>
          <table:table-cell table:formula="of:= [.H$1] * [.$A19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formula="of:= [.C$1] * [.$A20] ^[.C$2]" office:value-type="float" office:value="5.40872432310504" calcext:value-type="float">
            <text:p>5,409</text:p>
          </table:table-cell>
          <table:table-cell table:formula="of:= [.D$1] * [.$A20] ^[.D$2]" office:value-type="float" office:value="9.46526756543381" calcext:value-type="float">
            <text:p>9,465</text:p>
          </table:table-cell>
          <table:table-cell table:formula="of:= [.E$1] * [.$A20] ^[.E$2]" office:value-type="float" office:value="10.1413581058219" calcext:value-type="float">
            <text:p>10,141</text:p>
          </table:table-cell>
          <table:table-cell table:formula="of:= [.F$1] * [.$A20] ^[.F$2]" office:value-type="float" office:value="0" calcext:value-type="float">
            <text:p>0</text:p>
          </table:table-cell>
          <table:table-cell table:formula="of:= [.G$1] * [.$A20] ^[.G$2]" office:value-type="float" office:value="0" calcext:value-type="float">
            <text:p>0</text:p>
          </table:table-cell>
          <table:table-cell table:formula="of:= [.H$1] * [.$A20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formula="of:= [.C$1] * [.$A21] ^[.C$2]" office:value-type="float" office:value="5.64863906356201" calcext:value-type="float">
            <text:p>5,649</text:p>
          </table:table-cell>
          <table:table-cell table:formula="of:= [.D$1] * [.$A21] ^[.D$2]" office:value-type="float" office:value="9.88511836123351" calcext:value-type="float">
            <text:p>9,885</text:p>
          </table:table-cell>
          <table:table-cell table:formula="of:= [.E$1] * [.$A21] ^[.E$2]" office:value-type="float" office:value="10.5911982441788" calcext:value-type="float">
            <text:p>10,591</text:p>
          </table:table-cell>
          <table:table-cell table:formula="of:= [.F$1] * [.$A21] ^[.F$2]" office:value-type="float" office:value="0" calcext:value-type="float">
            <text:p>0</text:p>
          </table:table-cell>
          <table:table-cell table:formula="of:= [.G$1] * [.$A21] ^[.G$2]" office:value-type="float" office:value="0" calcext:value-type="float">
            <text:p>0</text:p>
          </table:table-cell>
          <table:table-cell table:formula="of:= [.H$1] * [.$A21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formula="of:= [.C$1] * [.$A22] ^[.C$2]" office:value-type="float" office:value="5.88989065652691" calcext:value-type="float">
            <text:p>5,89</text:p>
          </table:table-cell>
          <table:table-cell table:formula="of:= [.D$1] * [.$A22] ^[.D$2]" office:value-type="float" office:value="10.3073086489221" calcext:value-type="float">
            <text:p>10,307</text:p>
          </table:table-cell>
          <table:table-cell table:formula="of:= [.E$1] * [.$A22] ^[.E$2]" office:value-type="float" office:value="11.043544980988" calcext:value-type="float">
            <text:p>11,044</text:p>
          </table:table-cell>
          <table:table-cell table:formula="of:= [.F$1] * [.$A22] ^[.F$2]" office:value-type="float" office:value="0" calcext:value-type="float">
            <text:p>0</text:p>
          </table:table-cell>
          <table:table-cell table:formula="of:= [.G$1] * [.$A22] ^[.G$2]" office:value-type="float" office:value="0" calcext:value-type="float">
            <text:p>0</text:p>
          </table:table-cell>
          <table:table-cell table:formula="of:= [.H$1] * [.$A22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formula="of:= [.C$1] * [.$A23] ^[.C$2]" office:value-type="float" office:value="6.13243839239724" calcext:value-type="float">
            <text:p>6,132</text:p>
          </table:table-cell>
          <table:table-cell table:formula="of:= [.D$1] * [.$A23] ^[.D$2]" office:value-type="float" office:value="10.7317671866952" calcext:value-type="float">
            <text:p>10,732</text:p>
          </table:table-cell>
          <table:table-cell table:formula="of:= [.E$1] * [.$A23] ^[.E$2]" office:value-type="float" office:value="11.4983219857448" calcext:value-type="float">
            <text:p>11,498</text:p>
          </table:table-cell>
          <table:table-cell table:formula="of:= [.F$1] * [.$A23] ^[.F$2]" office:value-type="float" office:value="0" calcext:value-type="float">
            <text:p>0</text:p>
          </table:table-cell>
          <table:table-cell table:formula="of:= [.G$1] * [.$A23] ^[.G$2]" office:value-type="float" office:value="0" calcext:value-type="float">
            <text:p>0</text:p>
          </table:table-cell>
          <table:table-cell table:formula="of:= [.H$1] * [.$A23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formula="of:= [.C$1] * [.$A24] ^[.C$2]" office:value-type="float" office:value="6.37624416694082" calcext:value-type="float">
            <text:p>6,376</text:p>
          </table:table-cell>
          <table:table-cell table:formula="of:= [.D$1] * [.$A24] ^[.D$2]" office:value-type="float" office:value="11.1584272921464" calcext:value-type="float">
            <text:p>11,158</text:p>
          </table:table-cell>
          <table:table-cell table:formula="of:= [.E$1] * [.$A24] ^[.E$2]" office:value-type="float" office:value="11.955457813014" calcext:value-type="float">
            <text:p>11,955</text:p>
          </table:table-cell>
          <table:table-cell table:formula="of:= [.F$1] * [.$A24] ^[.F$2]" office:value-type="float" office:value="0" calcext:value-type="float">
            <text:p>0</text:p>
          </table:table-cell>
          <table:table-cell table:formula="of:= [.G$1] * [.$A24] ^[.G$2]" office:value-type="float" office:value="0" calcext:value-type="float">
            <text:p>0</text:p>
          </table:table-cell>
          <table:table-cell table:formula="of:= [.H$1] * [.$A24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formula="of:= [.C$1] * [.$A25] ^[.C$2]" office:value-type="float" office:value="6.62127223296407" calcext:value-type="float">
            <text:p>6,621</text:p>
          </table:table-cell>
          <table:table-cell table:formula="of:= [.D$1] * [.$A25] ^[.D$2]" office:value-type="float" office:value="11.5872264076871" calcext:value-type="float">
            <text:p>11,587</text:p>
          </table:table-cell>
          <table:table-cell table:formula="of:= [.E$1] * [.$A25] ^[.E$2]" office:value-type="float" office:value="12.4148854368076" calcext:value-type="float">
            <text:p>12,415</text:p>
          </table:table-cell>
          <table:table-cell table:formula="of:= [.F$1] * [.$A25] ^[.F$2]" office:value-type="float" office:value="0" calcext:value-type="float">
            <text:p>0</text:p>
          </table:table-cell>
          <table:table-cell table:formula="of:= [.G$1] * [.$A25] ^[.G$2]" office:value-type="float" office:value="0" calcext:value-type="float">
            <text:p>0</text:p>
          </table:table-cell>
          <table:table-cell table:formula="of:= [.H$1] * [.$A25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formula="of:= [.C$1] * [.$A26] ^[.C$2]" office:value-type="float" office:value="6.86748898292631" calcext:value-type="float">
            <text:p>6,867</text:p>
          </table:table-cell>
          <table:table-cell table:formula="of:= [.D$1] * [.$A26] ^[.D$2]" office:value-type="float" office:value="12.018105720121" calcext:value-type="float">
            <text:p>12,018</text:p>
          </table:table-cell>
          <table:table-cell table:formula="of:= [.E$1] * [.$A26] ^[.E$2]" office:value-type="float" office:value="12.8765418429868" calcext:value-type="float">
            <text:p>12,877</text:p>
          </table:table-cell>
          <table:table-cell table:formula="of:= [.F$1] * [.$A26] ^[.F$2]" office:value-type="float" office:value="0" calcext:value-type="float">
            <text:p>0</text:p>
          </table:table-cell>
          <table:table-cell table:formula="of:= [.G$1] * [.$A26] ^[.G$2]" office:value-type="float" office:value="0" calcext:value-type="float">
            <text:p>0</text:p>
          </table:table-cell>
          <table:table-cell table:formula="of:= [.H$1] * [.$A26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formula="of:= [.C$1] * [.$A27] ^[.C$2]" office:value-type="float" office:value="7.11486275779363" calcext:value-type="float">
            <text:p>7,115</text:p>
          </table:table-cell>
          <table:table-cell table:formula="of:= [.D$1] * [.$A27] ^[.D$2]" office:value-type="float" office:value="12.4510098261388" calcext:value-type="float">
            <text:p>12,451</text:p>
          </table:table-cell>
          <table:table-cell table:formula="of:= [.E$1] * [.$A27] ^[.E$2]" office:value-type="float" office:value="13.3403676708631" calcext:value-type="float">
            <text:p>13,34</text:p>
          </table:table-cell>
          <table:table-cell table:formula="of:= [.F$1] * [.$A27] ^[.F$2]" office:value-type="float" office:value="0" calcext:value-type="float">
            <text:p>0</text:p>
          </table:table-cell>
          <table:table-cell table:formula="of:= [.G$1] * [.$A27] ^[.G$2]" office:value-type="float" office:value="0" calcext:value-type="float">
            <text:p>0</text:p>
          </table:table-cell>
          <table:table-cell table:formula="of:= [.H$1] * [.$A27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formula="of:= [.C$1] * [.$A28] ^[.C$2]" office:value-type="float" office:value="7.36336367826297" calcext:value-type="float">
            <text:p>7,363</text:p>
          </table:table-cell>
          <table:table-cell table:formula="of:= [.D$1] * [.$A28] ^[.D$2]" office:value-type="float" office:value="12.8858864369602" calcext:value-type="float">
            <text:p>12,886</text:p>
          </table:table-cell>
          <table:table-cell table:formula="of:= [.E$1] * [.$A28] ^[.E$2]" office:value-type="float" office:value="13.8063068967431" calcext:value-type="float">
            <text:p>13,806</text:p>
          </table:table-cell>
          <table:table-cell table:formula="of:= [.F$1] * [.$A28] ^[.F$2]" office:value-type="float" office:value="0" calcext:value-type="float">
            <text:p>0</text:p>
          </table:table-cell>
          <table:table-cell table:formula="of:= [.G$1] * [.$A28] ^[.G$2]" office:value-type="float" office:value="0" calcext:value-type="float">
            <text:p>0</text:p>
          </table:table-cell>
          <table:table-cell table:formula="of:= [.H$1] * [.$A28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formula="of:= [.C$1] * [.$A29] ^[.C$2]" office:value-type="float" office:value="7.61296349515529" calcext:value-type="float">
            <text:p>7,613</text:p>
          </table:table-cell>
          <table:table-cell table:formula="of:= [.D$1] * [.$A29] ^[.D$2]" office:value-type="float" office:value="13.3226861165218" calcext:value-type="float">
            <text:p>13,323</text:p>
          </table:table-cell>
          <table:table-cell table:formula="of:= [.E$1] * [.$A29] ^[.E$2]" office:value-type="float" office:value="14.2743065534162" calcext:value-type="float">
            <text:p>14,274</text:p>
          </table:table-cell>
          <table:table-cell table:formula="of:= [.F$1] * [.$A29] ^[.F$2]" office:value-type="float" office:value="0" calcext:value-type="float">
            <text:p>0</text:p>
          </table:table-cell>
          <table:table-cell table:formula="of:= [.G$1] * [.$A29] ^[.G$2]" office:value-type="float" office:value="0" calcext:value-type="float">
            <text:p>0</text:p>
          </table:table-cell>
          <table:table-cell table:formula="of:= [.H$1] * [.$A29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formula="of:= [.C$1] * [.$A30] ^[.C$2]" office:value-type="float" office:value="7.86363545631326" calcext:value-type="float">
            <text:p>7,864</text:p>
          </table:table-cell>
          <table:table-cell table:formula="of:= [.D$1] * [.$A30] ^[.D$2]" office:value-type="float" office:value="13.7613620485482" calcext:value-type="float">
            <text:p>13,761</text:p>
          </table:table-cell>
          <table:table-cell table:formula="of:= [.E$1] * [.$A30] ^[.E$2]" office:value-type="float" office:value="14.7443164805874" calcext:value-type="float">
            <text:p>14,744</text:p>
          </table:table-cell>
          <table:table-cell table:formula="of:= [.F$1] * [.$A30] ^[.F$2]" office:value-type="float" office:value="0" calcext:value-type="float">
            <text:p>0</text:p>
          </table:table-cell>
          <table:table-cell table:formula="of:= [.G$1] * [.$A30] ^[.G$2]" office:value-type="float" office:value="0" calcext:value-type="float">
            <text:p>0</text:p>
          </table:table-cell>
          <table:table-cell table:formula="of:= [.H$1] * [.$A30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formula="of:= [.C$1] * [.$A31] ^[.C$2]" office:value-type="float" office:value="8.11535418777338" calcext:value-type="float">
            <text:p>8,115</text:p>
          </table:table-cell>
          <table:table-cell table:formula="of:= [.D$1] * [.$A31] ^[.D$2]" office:value-type="float" office:value="14.2018698286034" calcext:value-type="float">
            <text:p>14,202</text:p>
          </table:table-cell>
          <table:table-cell table:formula="of:= [.E$1] * [.$A31] ^[.E$2]" office:value-type="float" office:value="15.2162891020751" calcext:value-type="float">
            <text:p>15,216</text:p>
          </table:table-cell>
          <table:table-cell table:formula="of:= [.F$1] * [.$A31] ^[.F$2]" office:value-type="float" office:value="0" calcext:value-type="float">
            <text:p>0</text:p>
          </table:table-cell>
          <table:table-cell table:formula="of:= [.G$1] * [.$A31] ^[.G$2]" office:value-type="float" office:value="0" calcext:value-type="float">
            <text:p>0</text:p>
          </table:table-cell>
          <table:table-cell table:formula="of:= [.H$1] * [.$A31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formula="of:= [.C$1] * [.$A32] ^[.C$2]" office:value-type="float" office:value="8.36809558733613" calcext:value-type="float">
            <text:p>8,368</text:p>
          </table:table-cell>
          <table:table-cell table:formula="of:= [.D$1] * [.$A32] ^[.D$2]" office:value-type="float" office:value="14.6441672778382" calcext:value-type="float">
            <text:p>14,644</text:p>
          </table:table-cell>
          <table:table-cell table:formula="of:= [.E$1] * [.$A32] ^[.E$2]" office:value-type="float" office:value="15.6901792262553" calcext:value-type="float">
            <text:p>15,69</text:p>
          </table:table-cell>
          <table:table-cell table:formula="of:= [.F$1] * [.$A32] ^[.F$2]" office:value-type="float" office:value="0" calcext:value-type="float">
            <text:p>0</text:p>
          </table:table-cell>
          <table:table-cell table:formula="of:= [.G$1] * [.$A32] ^[.G$2]" office:value-type="float" office:value="0" calcext:value-type="float">
            <text:p>0</text:p>
          </table:table-cell>
          <table:table-cell table:formula="of:= [.H$1] * [.$A32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formula="of:= [.C$1] * [.$A33] ^[.C$2]" office:value-type="float" office:value="8.62183672894735" calcext:value-type="float">
            <text:p>8,622</text:p>
          </table:table-cell>
          <table:table-cell table:formula="of:= [.D$1] * [.$A33] ^[.D$2]" office:value-type="float" office:value="15.0882142756579" calcext:value-type="float">
            <text:p>15,088</text:p>
          </table:table-cell>
          <table:table-cell table:formula="of:= [.E$1] * [.$A33] ^[.E$2]" office:value-type="float" office:value="16.1659438667763" calcext:value-type="float">
            <text:p>16,166</text:p>
          </table:table-cell>
          <table:table-cell table:formula="of:= [.F$1] * [.$A33] ^[.F$2]" office:value-type="float" office:value="0" calcext:value-type="float">
            <text:p>0</text:p>
          </table:table-cell>
          <table:table-cell table:formula="of:= [.G$1] * [.$A33] ^[.G$2]" office:value-type="float" office:value="0" calcext:value-type="float">
            <text:p>0</text:p>
          </table:table-cell>
          <table:table-cell table:formula="of:= [.H$1] * [.$A33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 [.C$1] * [.$A34] ^[.C$2]" office:value-type="float" office:value="8.87655577654276" calcext:value-type="float">
            <text:p>8,877</text:p>
          </table:table-cell>
          <table:table-cell table:formula="of:= [.D$1] * [.$A34] ^[.D$2]" office:value-type="float" office:value="15.5339726089498" calcext:value-type="float">
            <text:p>15,534</text:p>
          </table:table-cell>
          <table:table-cell table:formula="of:= [.E$1] * [.$A34] ^[.E$2]" office:value-type="float" office:value="16.6435420810177" calcext:value-type="float">
            <text:p>16,644</text:p>
          </table:table-cell>
          <table:table-cell table:formula="of:= [.F$1] * [.$A34] ^[.F$2]" office:value-type="float" office:value="0" calcext:value-type="float">
            <text:p>0</text:p>
          </table:table-cell>
          <table:table-cell table:formula="of:= [.G$1] * [.$A34] ^[.G$2]" office:value-type="float" office:value="0" calcext:value-type="float">
            <text:p>0</text:p>
          </table:table-cell>
          <table:table-cell table:formula="of:= [.H$1] * [.$A34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formula="of:= [.C$1] * [.$A35] ^[.C$2]" office:value-type="float" office:value="9.13223190620535" calcext:value-type="float">
            <text:p>9,132</text:p>
          </table:table-cell>
          <table:table-cell table:formula="of:= [.D$1] * [.$A35] ^[.D$2]" office:value-type="float" office:value="15.9814058358594" calcext:value-type="float">
            <text:p>15,981</text:p>
          </table:table-cell>
          <table:table-cell table:formula="of:= [.E$1] * [.$A35] ^[.E$2]" office:value-type="float" office:value="17.122934824135" calcext:value-type="float">
            <text:p>17,123</text:p>
          </table:table-cell>
          <table:table-cell table:formula="of:= [.F$1] * [.$A35] ^[.F$2]" office:value-type="float" office:value="0" calcext:value-type="float">
            <text:p>0</text:p>
          </table:table-cell>
          <table:table-cell table:formula="of:= [.G$1] * [.$A35] ^[.G$2]" office:value-type="float" office:value="0" calcext:value-type="float">
            <text:p>0</text:p>
          </table:table-cell>
          <table:table-cell table:formula="of:= [.H$1] * [.$A35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formula="of:= [.C$1] * [.$A36] ^[.C$2]" office:value-type="float" office:value="9.38884523564973" calcext:value-type="float">
            <text:p>9,389</text:p>
          </table:table-cell>
          <table:table-cell table:formula="of:= [.D$1] * [.$A36] ^[.D$2]" office:value-type="float" office:value="16.430479162387" calcext:value-type="float">
            <text:p>16,43</text:p>
          </table:table-cell>
          <table:table-cell table:formula="of:= [.E$1] * [.$A36] ^[.E$2]" office:value-type="float" office:value="17.6040848168432" calcext:value-type="float">
            <text:p>17,604</text:p>
          </table:table-cell>
          <table:table-cell table:formula="of:= [.F$1] * [.$A36] ^[.F$2]" office:value-type="float" office:value="0" calcext:value-type="float">
            <text:p>0</text:p>
          </table:table-cell>
          <table:table-cell table:formula="of:= [.G$1] * [.$A36] ^[.G$2]" office:value-type="float" office:value="0" calcext:value-type="float">
            <text:p>0</text:p>
          </table:table-cell>
          <table:table-cell table:formula="of:= [.H$1] * [.$A36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formula="of:= [.C$1] * [.$A37] ^[.C$2]" office:value-type="float" office:value="9.64637676018537" calcext:value-type="float">
            <text:p>9,646</text:p>
          </table:table-cell>
          <table:table-cell table:formula="of:= [.D$1] * [.$A37] ^[.D$2]" office:value-type="float" office:value="16.8811593303244" calcext:value-type="float">
            <text:p>16,881</text:p>
          </table:table-cell>
          <table:table-cell table:formula="of:= [.E$1] * [.$A37] ^[.E$2]" office:value-type="float" office:value="18.0869564253476" calcext:value-type="float">
            <text:p>18,087</text:p>
          </table:table-cell>
          <table:table-cell table:formula="of:= [.F$1] * [.$A37] ^[.F$2]" office:value-type="float" office:value="0" calcext:value-type="float">
            <text:p>0</text:p>
          </table:table-cell>
          <table:table-cell table:formula="of:= [.G$1] * [.$A37] ^[.G$2]" office:value-type="float" office:value="0" calcext:value-type="float">
            <text:p>0</text:p>
          </table:table-cell>
          <table:table-cell table:formula="of:= [.H$1] * [.$A37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formula="of:= [.C$1] * [.$A38] ^[.C$2]" office:value-type="float" office:value="9.90480829442618" calcext:value-type="float">
            <text:p>9,905</text:p>
          </table:table-cell>
          <table:table-cell table:formula="of:= [.D$1] * [.$A38] ^[.D$2]" office:value-type="float" office:value="17.3334145152458" calcext:value-type="float">
            <text:p>17,333</text:p>
          </table:table-cell>
          <table:table-cell table:formula="of:= [.E$1] * [.$A38] ^[.E$2]" office:value-type="float" office:value="18.5715155520491" calcext:value-type="float">
            <text:p>18,572</text:p>
          </table:table-cell>
          <table:table-cell table:formula="of:= [.F$1] * [.$A38] ^[.F$2]" office:value-type="float" office:value="0" calcext:value-type="float">
            <text:p>0</text:p>
          </table:table-cell>
          <table:table-cell table:formula="of:= [.G$1] * [.$A38] ^[.G$2]" office:value-type="float" office:value="0" calcext:value-type="float">
            <text:p>0</text:p>
          </table:table-cell>
          <table:table-cell table:formula="of:= [.H$1] * [.$A38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formula="of:= [.C$1] * [.$A39] ^[.C$2]" office:value-type="float" office:value="10.1641224191117" calcext:value-type="float">
            <text:p>10,164</text:p>
          </table:table-cell>
          <table:table-cell table:formula="of:= [.D$1] * [.$A39] ^[.D$2]" office:value-type="float" office:value="17.7872142334455" calcext:value-type="float">
            <text:p>17,787</text:p>
          </table:table-cell>
          <table:table-cell table:formula="of:= [.E$1] * [.$A39] ^[.E$2]" office:value-type="float" office:value="19.0577295358344" calcext:value-type="float">
            <text:p>19,058</text:p>
          </table:table-cell>
          <table:table-cell table:formula="of:= [.F$1] * [.$A39] ^[.F$2]" office:value-type="float" office:value="0" calcext:value-type="float">
            <text:p>0</text:p>
          </table:table-cell>
          <table:table-cell table:formula="of:= [.G$1] * [.$A39] ^[.G$2]" office:value-type="float" office:value="0" calcext:value-type="float">
            <text:p>0</text:p>
          </table:table-cell>
          <table:table-cell table:formula="of:= [.H$1] * [.$A39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formula="of:= [.C$1] * [.$A40] ^[.C$2]" office:value-type="float" office:value="10.4243024324876" calcext:value-type="float">
            <text:p>10,424</text:p>
          </table:table-cell>
          <table:table-cell table:formula="of:= [.D$1] * [.$A40] ^[.D$2]" office:value-type="float" office:value="18.2425292568532" calcext:value-type="float">
            <text:p>18,243</text:p>
          </table:table-cell>
          <table:table-cell table:formula="of:= [.E$1] * [.$A40] ^[.E$2]" office:value-type="float" office:value="19.5455670609142" calcext:value-type="float">
            <text:p>19,546</text:p>
          </table:table-cell>
          <table:table-cell table:formula="of:= [.F$1] * [.$A40] ^[.F$2]" office:value-type="float" office:value="0" calcext:value-type="float">
            <text:p>0</text:p>
          </table:table-cell>
          <table:table-cell table:formula="of:= [.G$1] * [.$A40] ^[.G$2]" office:value-type="float" office:value="0" calcext:value-type="float">
            <text:p>0</text:p>
          </table:table-cell>
          <table:table-cell table:formula="of:= [.H$1] * [.$A40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formula="of:= [.C$1] * [.$A41] ^[.C$2]" office:value-type="float" office:value="10.6853323057637" calcext:value-type="float">
            <text:p>10,685</text:p>
          </table:table-cell>
          <table:table-cell table:formula="of:= [.D$1] * [.$A41] ^[.D$2]" office:value-type="float" office:value="18.6993315350865" calcext:value-type="float">
            <text:p>18,699</text:p>
          </table:table-cell>
          <table:table-cell table:formula="of:= [.E$1] * [.$A41] ^[.E$2]" office:value-type="float" office:value="20.034998073307" calcext:value-type="float">
            <text:p>20,035</text:p>
          </table:table-cell>
          <table:table-cell table:formula="of:= [.F$1] * [.$A41] ^[.F$2]" office:value-type="float" office:value="0" calcext:value-type="float">
            <text:p>0</text:p>
          </table:table-cell>
          <table:table-cell table:formula="of:= [.G$1] * [.$A41] ^[.G$2]" office:value-type="float" office:value="0" calcext:value-type="float">
            <text:p>0</text:p>
          </table:table-cell>
          <table:table-cell table:formula="of:= [.H$1] * [.$A41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formula="of:= [.C$1] * [.$A42] ^[.C$2]" office:value-type="float" office:value="10.9471966422286" calcext:value-type="float">
            <text:p>10,947</text:p>
          </table:table-cell>
          <table:table-cell table:formula="of:= [.D$1] * [.$A42] ^[.D$2]" office:value-type="float" office:value="19.1575941239" calcext:value-type="float">
            <text:p>19,158</text:p>
          </table:table-cell>
          <table:table-cell table:formula="of:= [.E$1] * [.$A42] ^[.E$2]" office:value-type="float" office:value="20.5259937041785" calcext:value-type="float">
            <text:p>20,526</text:p>
          </table:table-cell>
          <table:table-cell table:formula="of:= [.F$1] * [.$A42] ^[.F$2]" office:value-type="float" office:value="0" calcext:value-type="float">
            <text:p>0</text:p>
          </table:table-cell>
          <table:table-cell table:formula="of:= [.G$1] * [.$A42] ^[.G$2]" office:value-type="float" office:value="0" calcext:value-type="float">
            <text:p>0</text:p>
          </table:table-cell>
          <table:table-cell table:formula="of:= [.H$1] * [.$A42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formula="of:= [.C$1] * [.$A43] ^[.C$2]" office:value-type="float" office:value="11.2098806396489" calcext:value-type="float">
            <text:p>11,21</text:p>
          </table:table-cell>
          <table:table-cell table:formula="of:= [.D$1] * [.$A43] ^[.D$2]" office:value-type="float" office:value="19.6172911193856" calcext:value-type="float">
            <text:p>19,617</text:p>
          </table:table-cell>
          <table:table-cell table:formula="of:= [.E$1] * [.$A43] ^[.E$2]" office:value-type="float" office:value="21.0185261993417" calcext:value-type="float">
            <text:p>21,019</text:p>
          </table:table-cell>
          <table:table-cell table:formula="of:= [.F$1] * [.$A43] ^[.F$2]" office:value-type="float" office:value="0" calcext:value-type="float">
            <text:p>0</text:p>
          </table:table-cell>
          <table:table-cell table:formula="of:= [.G$1] * [.$A43] ^[.G$2]" office:value-type="float" office:value="0" calcext:value-type="float">
            <text:p>0</text:p>
          </table:table-cell>
          <table:table-cell table:formula="of:= [.H$1] * [.$A43] ^[.H$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formula="of:= [.C$1] * [.$A44] ^[.C$2]" office:value-type="float" office:value="11.4733700556299" calcext:value-type="float">
            <text:p>11,473</text:p>
          </table:table-cell>
          <table:table-cell table:formula="of:= [.D$1] * [.$A44] ^[.D$2]" office:value-type="float" office:value="20.0783975973522" calcext:value-type="float">
            <text:p>20,078</text:p>
          </table:table-cell>
          <table:table-cell table:formula="of:= [.E$1] * [.$A44] ^[.E$2]" office:value-type="float" office:value="21.512568854306" calcext:value-type="float">
            <text:p>21,513</text:p>
          </table:table-cell>
          <table:table-cell table:formula="of:= [.F$1] * [.$A44] ^[.F$2]" office:value-type="float" office:value="0" calcext:value-type="float">
            <text:p>0</text:p>
          </table:table-cell>
          <table:table-cell table:formula="of:= [.G$1] * [.$A44] ^[.G$2]" office:value-type="float" office:value="0" calcext:value-type="float">
            <text:p>0</text:p>
          </table:table-cell>
          <table:table-cell table:formula="of:= [.H$1] * [.$A44] ^[.H$2]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Items.C4:Items.H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Dungeons" table:style-name="ta1">
        <table:table-column table:style-name="co1" table:number-columns-repeated="6" table:default-cell-style-name="Default"/>
        <table:table-column table:style-name="co1" table:default-cell-style-name="ce4"/>
        <table:table-row table:style-name="ro1">
          <table:table-cell table:number-columns-repeated="6"/>
          <table:table-cell table:style-name="ce3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</table:table-row>
        <table:table-row table:style-name="ro1"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 table:formula="of:= IF([.$E4] &lt;&gt; 0; [.$B4] * [.$C4] * [.$D4] / [.$E4]; 0)" office:value-type="float" office:value="1.44" calcext:value-type="float">
            <text:p>1,44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5] &lt;&gt; 0; [.$B5] * [.$C5] * [.$D5] / [.$E5]; 0)" office:value-type="float" office:value="1.96363636363636" calcext:value-type="float">
            <text:p>1,96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6] &lt;&gt; 0; [.$B6] * [.$C6] * [.$D6] / [.$E6]; 0)" office:value-type="float" office:value="2.46857142857143" calcext:value-type="float">
            <text:p>2,47</text:p>
          </table:table-cell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7] &lt;&gt; 0; [.$B7] * [.$C7] * [.$D7] / [.$E7]; 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8] &lt;&gt; 0; [.$B8] * [.$C8] * [.$D8] / [.$E8]; 0)" office:value-type="float" office:value="2.5" calcext:value-type="float">
            <text:p>2,5</text:p>
          </table:table-cell>
        </table:table-row>
        <table:table-row table:style-name="ro1">
          <table:table-cell table:number-columns-repeated="6"/>
          <table:table-cell table:formula="of:= IF([.$E9] &lt;&gt; 0; [.$B9] * [.$C9] * [.$D9] / [.$E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0] &lt;&gt; 0; [.$B10] * [.$C10] * [.$D10] / [.$E10]; 0)" office:value-type="float" office:value="2.028" calcext:value-type="float">
            <text:p>2,03</text:p>
          </table:table-cell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11] &lt;&gt; 0; [.$B11] * [.$C11] * [.$D11] / [.$E11]; 0)" office:value-type="float" office:value="2.3" calcext:value-type="float">
            <text:p>2,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12] &lt;&gt; 0; [.$B12] * [.$C12] * [.$D12] / [.$E12]; 0)" office:value-type="float" office:value="2.83333333333333" calcext:value-type="float">
            <text:p>2,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13] &lt;&gt; 0; [.$B13] * [.$C13] * [.$D13] / [.$E13]; 0)" office:value-type="float" office:value="3.42857142857143" calcext:value-type="float">
            <text:p>3,43</text:p>
          </table:table-cell>
        </table:table-row>
        <table:table-row table:style-name="ro1">
          <table:table-cell table:number-columns-repeated="6"/>
          <table:table-cell table:formula="of:= IF([.$E14] &lt;&gt; 0; [.$B14] * [.$C14] * [.$D14] / [.$E1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5] &lt;&gt; 0; [.$B15] * [.$C15] * [.$D15] / [.$E15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6] &lt;&gt; 0; [.$B16] * [.$C16] * [.$D16] / [.$E1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7] &lt;&gt; 0; [.$B17] * [.$C17] * [.$D17] / [.$E1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8] &lt;&gt; 0; [.$B18] * [.$C18] * [.$D18] / [.$E1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9] &lt;&gt; 0; [.$B19] * [.$C19] * [.$D19] / [.$E1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0] &lt;&gt; 0; [.$B20] * [.$C20] * [.$D20] / [.$E2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1] &lt;&gt; 0; [.$B21] * [.$C21] * [.$D21] / [.$E2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2] &lt;&gt; 0; [.$B22] * [.$C22] * [.$D22] / [.$E2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3] &lt;&gt; 0; [.$B23] * [.$C23] * [.$D23] / [.$E23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4] &lt;&gt; 0; [.$B24] * [.$C24] * [.$D24] / [.$E2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5] &lt;&gt; 0; [.$B25] * [.$C25] * [.$D25] / [.$E25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6] &lt;&gt; 0; [.$B26] * [.$C26] * [.$D26] / [.$E2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7] &lt;&gt; 0; [.$B27] * [.$C27] * [.$D27] / [.$E2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8] &lt;&gt; 0; [.$B28] * [.$C28] * [.$D28] / [.$E2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9] &lt;&gt; 0; [.$B29] * [.$C29] * [.$D29] / [.$E2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0] &lt;&gt; 0; [.$B30] * [.$C30] * [.$D30] / [.$E3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1] &lt;&gt; 0; [.$B31] * [.$C31] * [.$D31] / [.$E3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2] &lt;&gt; 0; [.$B32] * [.$C32] * [.$D32] / [.$E3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3] &lt;&gt; 0; [.$B33] * [.$C33] * [.$D33] / [.$E33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4] &lt;&gt; 0; [.$B34] * [.$C34] * [.$D34] / [.$E3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5] &lt;&gt; 0; [.$B35] * [.$C35] * [.$D35] / [.$E35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6] &lt;&gt; 0; [.$B36] * [.$C36] * [.$D36] / [.$E3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7] &lt;&gt; 0; [.$B37] * [.$C37] * [.$D37] / [.$E3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8] &lt;&gt; 0; [.$B38] * [.$C38] * [.$D38] / [.$E3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9] &lt;&gt; 0; [.$B39] * [.$C39] * [.$D39] / [.$E3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0] &lt;&gt; 0; [.$B40] * [.$C40] * [.$D40] / [.$E4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1] &lt;&gt; 0; [.$B41] * [.$C41] * [.$D41] / [.$E4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2] &lt;&gt; 0; [.$B42] * [.$C42] * [.$D42] / [.$E4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3] &lt;&gt; 0; [.$B43] * [.$C43] * [.$D43] / [.$E43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4] &lt;&gt; 0; [.$B44] * [.$C44] * [.$D44] / [.$E4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5] &lt;&gt; 0; [.$B45] * [.$C45] * [.$D45] / [.$E45]; 0)" office:value-type="float" office:value="0" calcext:value-type="float">
            <text:p>0</text:p>
          </table:table-cell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3-01-18T20:57:47.351000000</dc:date>
    <meta:editing-duration>PT8M31S</meta:editing-duration>
    <meta:editing-cycles>1</meta:editing-cycles>
    <meta:document-statistic meta:table-count="2" meta:cell-count="380" meta:object-count="0"/>
    <meta:generator>LibreOffice/7.0.4.2$Windows_X86_64 LibreOffice_project/dcf040e67528d9187c66b2379df5ea4407429775</meta:generator>
  </office:meta>
</office:document-meta>
</file>